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3"/>Approach &amp; Methods<text:bookmark-end text:name="chapter-3"/></text:h>
      <text:p text:style-name="First_20_paragraph">[Target 10,000 words]</text:p>
      <text:h text:style-name="Heading_20_2" text:outline-level="2"><text:bookmark-start text:name="theories-on-engaging-people-with-data"/>Theories on engaging people with data<text:bookmark-end text:name="theories-on-engaging-people-with-data"/></text:h>
      <text:p text:style-name="First_20_paragraph">[Target X words]</text:p>
      <text:list text:style-name="L1">
        <text:list-item>
          <text:p text:style-name="P1">Boundary Objects [Star]</text:p>
        </text:list-item>
        <text:list-item>
          <text:p text:style-name="P1">“Things to think with” [Brandt &amp; Messeter]</text:p>
        </text:list-item>
        <text:list-item>
          <text:p text:style-name="P1">Participatory co-design</text:p>
        </text:list-item>
        <text:list-item>
          <text:p text:style-name="P1">Home visits [Mannay]</text:p>
        </text:list-item>
      </text:list>
      <text:h text:style-name="Heading_20_2" text:outline-level="2"><text:bookmark-start text:name="explanations-of-all-methods-used-throughout-this-thesis"/>Explanations of all methods used throughout this Thesis<text:bookmark-end text:name="explanations-of-all-methods-used-throughout-this-thesis"/></text:h>
      <text:p text:style-name="First_20_paragraph">[Target X words]</text:p>
      <text:h text:style-name="Heading_20_3" text:outline-level="3"><text:bookmark-start text:name="family-facts"/>Family Facts<text:bookmark-end text:name="family-facts"/></text:h>
      <text:p text:style-name="First_20_paragraph">[Target X words]</text:p>
      <text:p text:style-name="Text_20_body">Describe the facts-on-poles technique used in 2017 study.</text:p>
      <text:h text:style-name="Heading_20_3" text:outline-level="3"><text:bookmark-start text:name="data-cards"/>Data Cards<text:bookmark-end text:name="data-cards"/></text:h>
      <text:p text:style-name="First_20_paragraph">[Target X words]</text:p>
      <text:p text:style-name="Text_20_body">Describe and show both the Family Civic Data cards used in 2017 study and the data cards developed at the BBC.</text:p>
      <text:h text:style-name="Heading_20_3" text:outline-level="3"><text:bookmark-start text:name="card-sorting-techniques"/>Card Sorting Techniques<text:bookmark-end text:name="card-sorting-techniques"/></text:h>
      <text:p text:style-name="First_20_paragraph">[Target X words]</text:p>
      <text:p text:style-name="Text_20_body">Describe the card-sorting techniques used</text:p>
      <text:list text:style-name="L2">
        <text:list-item>
          <text:p text:style-name="P2">the riskiness vs who-should-control-it corkboard technique used in 2017 study</text:p>
        </text:list-item>
        <text:list-item>
          <text:p text:style-name="P2">card sorting done in 2018 study as warm up.</text:p>
        </text:list-item>
      </text:list>
      <text:h text:style-name="Heading_20_3" text:outline-level="3"><text:bookmark-start text:name="ideation-grids"/>Ideation Grids<text:bookmark-end text:name="ideation-grids"/></text:h>
      <text:p text:style-name="First_20_paragraph">[Target X words]</text:p>
      <text:p text:style-name="Text_20_body">Quick explainer and reference to Golembewski</text:p>
      <text:h text:style-name="Heading_20_3" text:outline-level="3"><text:bookmark-start text:name="storyboarding-cards"/>Storyboarding cards<text:bookmark-end text:name="storyboarding-cards"/></text:h>
      <text:p text:style-name="First_20_paragraph">[Target X words]</text:p>
      <text:p text:style-name="Text_20_body">Explain origins in filmmaking etc and later software design, then explain the technique used in the 2018 study (show the storyboard cards).</text:p>
      <text:h text:style-name="Heading_20_3" text:outline-level="3"><text:bookmark-start text:name="sentence-ranking"/>Sentence Ranking<text:bookmark-end text:name="sentence-ranking"/></text:h>
      <text:p text:style-name="First_20_paragraph">[Target X words]</text:p>
      <text:p text:style-name="Text_20_body">Describe sentence ranking exercises done in 2018 study</text:p>
      <text:h text:style-name="Heading_20_3" text:outline-level="3"><text:bookmark-start text:name="group-poster-making"/>Group Poster Making<text:bookmark-end text:name="group-poster-making"/></text:h>
      <text:p text:style-name="First_20_paragraph">[Target X words]</text:p>
      <text:p text:style-name="Text_20_body">Not sure if this really needs a section, but was used in 2018 study.</text:p>
      <text:h text:style-name="Heading_20_3" text:outline-level="3"><text:bookmark-start text:name="sketch-interviewing"/>Sketch Interviewing<text:bookmark-end text:name="sketch-interviewing"/></text:h>
      <text:p text:style-name="First_20_paragraph">[Target X words]</text:p>
      <text:p text:style-name="Text_20_body">Describe technique used in late 2017 and in late 2019/pre-covid 2020. Reference Euijin Hwang’s thesis and wherever he got it from.</text:p>
      <text:h text:style-name="Heading_20_3" text:outline-level="3"><text:bookmark-start text:name="private-data-viewing"/>Private Data Viewing<text:bookmark-end text:name="private-data-viewing"/></text:h>
      <text:p text:style-name="First_20_paragraph">[Target X words]</text:p>
      <text:p text:style-name="Text_20_body">This possibly should get cut - but I did develop the technique (privacy monitors etc)</text:p>
      <text:h text:style-name="Heading_20_3" text:outline-level="3"><text:bookmark-start text:name="online-data-review"/>Online Data Review<text:bookmark-end text:name="online-data-review"/></text:h>
      <text:p text:style-name="First_20_paragraph">[Target X words]</text:p>
      <text:p text:style-name="Text_20_body">Explain the spreadsheet based semi-quantitative approach developed and used in post-COVID 2020.</text:p>
      <text:h text:style-name="Heading_20_3" text:outline-level="3"><text:bookmark-start text:name="notes"/>Notes<text:bookmark-end text:name="notes"/></text:h>
      <text:p text:style-name="First_20_paragraph">Not sure if I should say anything about other research done with COVID, e.g. interviews and visits with councils. Not sure if I should mention work done at BBC e.g. data modelling, prototyping, hack weeks etc. or whether to leave that for chapter 6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0T18:42:23Z</meta:creation-date>
    <dc:date>2020-11-10T18:42:23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